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gyu">
      <style:paragraph-properties fo:text-align="justify" style:justify-single-word="false"/>
      <style:text-properties style:font-name="Fixed" fo:font-size="10pt" fo:language="hu" fo:country="HU" officeooo:paragraph-rsid="00202ee5" style:font-size-asian="10pt" style:font-size-complex="10pt"/>
    </style:style>
    <style:style style:name="P2" style:family="paragraph" style:parent-style-name="Figyu" style:list-style-name="">
      <style:text-properties style:font-name="Fixed" fo:font-size="10pt" style:font-size-asian="10pt" style:font-size-complex="10pt"/>
    </style:style>
    <style:style style:name="P3" style:family="paragraph" style:parent-style-name="Figyu">
      <style:text-properties style:font-name="Fixed" fo:font-size="10pt" style:font-size-asian="10pt" style:font-size-complex="10pt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19fae2" officeooo:paragraph-rsid="0019fae2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9fae2" officeooo:paragraph-rsid="0019fae2"/>
    </style:style>
    <style:style style:name="P7" style:family="paragraph" style:parent-style-name="Standard">
      <style:paragraph-properties fo:text-align="justify" style:justify-single-word="false"/>
      <style:text-properties officeooo:rsid="0019fae2" officeooo:paragraph-rsid="001be301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be301" officeooo:paragraph-rsid="001be301"/>
    </style:style>
    <style:style style:name="P9" style:family="paragraph" style:parent-style-name="Standard">
      <style:paragraph-properties fo:text-align="justify" style:justify-single-word="false"/>
      <style:text-properties officeooo:rsid="001be301" officeooo:paragraph-rsid="001be301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be301" officeooo:paragraph-rsid="001be301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be301" officeooo:paragraph-rsid="001be301"/>
    </style:style>
    <style:style style:name="P12" style:family="paragraph" style:parent-style-name="Standard" style:list-style-name="L3">
      <style:paragraph-properties fo:text-align="justify" style:justify-single-word="false"/>
      <style:text-properties officeooo:rsid="001c833e" officeooo:paragraph-rsid="001c833e"/>
    </style:style>
    <style:style style:name="P13" style:family="paragraph" style:parent-style-name="Standard">
      <style:paragraph-properties fo:text-align="justify" style:justify-single-word="false"/>
      <style:text-properties officeooo:rsid="001c833e" officeooo:paragraph-rsid="001c833e"/>
    </style:style>
    <style:style style:name="P14" style:family="paragraph" style:parent-style-name="Standard">
      <style:paragraph-properties fo:text-align="justify" style:justify-single-word="false"/>
      <style:text-properties officeooo:rsid="001c833e" officeooo:paragraph-rsid="001e1ef2"/>
    </style:style>
    <style:style style:name="P15" style:family="paragraph" style:parent-style-name="Standard">
      <style:paragraph-properties fo:text-align="justify" style:justify-single-word="false"/>
      <style:text-properties officeooo:rsid="001e1ef2" officeooo:paragraph-rsid="001e1ef2"/>
    </style:style>
    <style:style style:name="P16" style:family="paragraph" style:parent-style-name="Standard">
      <style:paragraph-properties fo:text-align="justify" style:justify-single-word="false"/>
      <style:text-properties officeooo:rsid="001e8647" officeooo:paragraph-rsid="001e8647"/>
    </style:style>
    <style:style style:name="P17" style:family="paragraph" style:parent-style-name="Standard" style:list-style-name="L6">
      <style:paragraph-properties fo:text-align="justify" style:justify-single-word="false"/>
      <style:text-properties officeooo:rsid="001e8647" officeooo:paragraph-rsid="001e8647"/>
    </style:style>
    <style:style style:name="P18" style:family="paragraph" style:parent-style-name="Standard">
      <style:paragraph-properties fo:text-align="justify" style:justify-single-word="false"/>
      <style:text-properties officeooo:rsid="002019f1" officeooo:paragraph-rsid="002019f1"/>
    </style:style>
    <style:style style:name="P19" style:family="paragraph" style:parent-style-name="Standard">
      <style:paragraph-properties fo:text-align="justify" style:justify-single-word="false"/>
      <style:text-properties officeooo:rsid="00202ee5" officeooo:paragraph-rsid="00202ee5"/>
    </style:style>
    <style:style style:name="P20" style:family="paragraph" style:parent-style-name="Standard">
      <style:paragraph-properties fo:text-align="justify" style:justify-single-word="false"/>
      <style:text-properties officeooo:paragraph-rsid="001c833e"/>
    </style:style>
    <style:style style:name="P21" style:family="paragraph" style:parent-style-name="Standard">
      <style:paragraph-properties fo:text-align="justify" style:justify-single-word="false"/>
      <style:text-properties officeooo:paragraph-rsid="001e1ef2"/>
    </style:style>
    <style:style style:name="P22" style:family="paragraph" style:parent-style-name="Standard">
      <style:paragraph-properties fo:text-align="justify" style:justify-single-word="false"/>
      <style:text-properties officeooo:paragraph-rsid="001e8647"/>
    </style:style>
    <style:style style:name="P23" style:family="paragraph" style:parent-style-name="Standard">
      <style:paragraph-properties fo:text-align="justify" style:justify-single-word="false"/>
      <style:text-properties officeooo:paragraph-rsid="002019f1"/>
    </style:style>
    <style:style style:name="P24" style:family="paragraph" style:parent-style-name="Standard" style:list-style-name="L6">
      <style:paragraph-properties fo:text-align="justify" style:justify-single-word="false"/>
      <style:text-properties officeooo:paragraph-rsid="001e8647"/>
    </style:style>
    <style:style style:name="P25" style:family="paragraph" style:parent-style-name="Standard" style:list-style-name="L6">
      <style:paragraph-properties fo:text-align="justify" style:justify-single-word="false"/>
      <style:text-properties officeooo:paragraph-rsid="002019f1"/>
    </style:style>
    <style:style style:name="T1" style:family="text">
      <style:text-properties officeooo:rsid="001be301"/>
    </style:style>
    <style:style style:name="T2" style:family="text">
      <style:text-properties officeooo:rsid="001c833e"/>
    </style:style>
    <style:style style:name="T3" style:family="text">
      <style:text-properties officeooo:rsid="001e1ef2"/>
    </style:style>
    <style:style style:name="T4" style:family="text">
      <style:text-properties officeooo:rsid="001e8647"/>
    </style:style>
    <style:style style:name="T5" style:family="text">
      <style:text-properties officeooo:rsid="002019f1"/>
    </style:style>
    <style:style style:name="T6" style:family="text">
      <style:text-properties officeooo:rsid="00202ee5"/>
    </style:style>
    <style:style style:name="T7" style:family="text">
      <style:text-properties style:font-name="Fixed" fo:font-size="10pt" style:font-size-asian="10pt" style:font-size-complex="10pt"/>
    </style:style>
    <style:style style:name="T8" style:family="text">
      <style:text-properties style:font-name="Fixed" fo:font-size="10pt" officeooo:rsid="00202ee5" style:font-size-asian="10pt" style:font-size-complex="10pt"/>
    </style:style>
    <style:style style:name="T9" style:family="text">
      <style:text-properties officeooo:rsid="0021def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gnos a Digi4Care-<text:span text:style-name="T6">ben</text:span>, technikai dokumentáció</text:h>
      <text:p text:style-name="P5"/>
      <text:p text:style-name="P5">A dokumentum célja <text:span text:style-name="T6">az</text:span>, <text:span text:style-name="T6">hogy </text:span>az Agnos BI rendszer telepítéséhez, konfigurálásához és használatához szükséges technikai kérdésekre választ adjon. A dokumentum, és a benne hivatkozott példafájlok segítségével a megfelelő IT tudással rendelkező személy képes a rendszer telepítésére, használatára.</text:p>
      <text:p text:style-name="P5"/>
      <text:h text:style-name="Heading_20_1" text:outline-level="1">Architektúra</text:h>
      <text:p text:style-name="P5">A teljes értékű Agnos rendszer az alábbi alkalmazásokból áll:</text:p>
      <text:list text:style-name="L1">
        <text:list-item>
          <text:p text:style-name="P6">Felhasználókezelést, authorizációt és authentikációt végző Keycloak szerver.</text:p>
        </text:list-item>
        <text:list-item>
          <text:p text:style-name="P6">Adatkockák tárolását, lekérdezések kiszolgálását végző Cube <text:span text:style-name="T1">szerverek.</text:span></text:p>
        </text:list-item>
        <text:list-item>
          <text:p text:style-name="P8">A frontend felől érkező lekérdezéseket kiszolgáló Report szerverek.</text:p>
        </text:list-item>
        <text:list-item>
          <text:p text:style-name="P8">Az erőforrás elosztást irányító Nginx webszerver.</text:p>
        </text:list-item>
        <text:list-item>
          <text:p text:style-name="P8">Jelentések grafikus létrehozását, kezelését végző ReportManager szerver.</text:p>
        </text:list-item>
        <text:list-item>
          <text:p text:style-name="P8">A frontendet tartalmazó és kiszolgáló Apache webszerver.</text:p>
        </text:list-item>
      </text:list>
      <text:p text:style-name="P9"/>
      <text:p text:style-name="P9">Ezek mindegyike képes külön gépen futni, vagy tetszőleges csoportosításban azonos gépen, különböző docker konténerekben is. Mivel a programok a rendelkezésre álló memóriát és processzormagokat a rendelkezésre állásnak megfelelően rugalmasan kihasználják, ha a felhasználáshoz szükséges erőforrások egyetlen virtuális gépen biztosíthatóak, akkor célszerű az egy gépen futó, különböző docker konténerekben történő telepítést választani.</text:p>
      <text:p text:style-name="P9"/>
      <text:p text:style-name="P9">A szerverek megfelelő futása esetén az Agnos rendszer beállítását és használatát 4 eszköz használatával végezzük:</text:p>
      <text:list text:style-name="L2">
        <text:list-item>
          <text:p text:style-name="P10">Adatkockák létrehozása: saját gépen, xml fájlok készítésével, és a mellékelt segédprogramok futtatásával, majd az elkészült kockáknak a szerver megfelelő mappájába másolásával történik.</text:p>
        </text:list-item>
        <text:list-item>
          <text:p text:style-name="P10">Felhasználók és jogosultságok kezelése: tetszőleges webböngészőből a Keycloak kliensoldali használatával.</text:p>
        </text:list-item>
        <text:list-item>
          <text:p text:style-name="P10">Jelentések készítése: tetszőlegese webböngészőből, a ReportManager jelentéskészítő webalkalmazás használatával.</text:p>
        </text:list-item>
        <text:list-item>
          <text:p text:style-name="P10">Jelentések böngészése: tetszőleges webböngészővel, az Agnos webalkalmazás használatával.</text:p>
        </text:list-item>
      </text:list>
      <text:p text:style-name="P7"/>
      <text:h text:style-name="Heading_20_1" text:outline-level="1">Telepítés</text:h>
      <text:p text:style-name="P9">Az egyetlen gépen való, különböző konténerekben történő telepítéshez javasolt minimális, illetve javasolt környezet:</text:p>
      <text:list text:style-name="L3">
        <text:list-item>
          <text:p text:style-name="P11">Linux operációs rendszer (javasoljuk a legfrissebb Ubuntu LTS használatát).</text:p>
        </text:list-item>
        <text:list-item>
          <text:p text:style-name="P11">2 processzormag (a rendszer tetszőleges számú processzormagot felhasznál a gyorsabb válaszadás érdekében, javasoljuk legalább 8 mag használatát, de minél több, annál jobb).</text:p>
        </text:list-item>
        <text:list-item>
          <text:p text:style-name="P11">8GB memória (a rendszer az adatkockákat memóriában tárolja, tehát több adat megjelenítéséhez több memória szükséges, <text:span text:style-name="T2">de legalább 32GB javasolt).</text:span></text:p>
        </text:list-item>
        <text:list-item>
          <text:p text:style-name="P12">A programok, adatok és logfájlok tárolásához szükséges tárterület, de minimum 40GB (100GB javasolt). A program nem igényel különösen nagy sebességű elérést, így SSD használata nem szükséges.</text:p>
        </text:list-item>
      </text:list>
      <text:p text:style-name="P13"/>
      <text:p text:style-name="P13"><text:soft-page-break/>A programok telepítéséhez javasoljuk, hogy a gép korlátozás nélkül elérhesse az internetet. Ha ez teljesül, akkor a telepítés menete:</text:p>
      <text:p text:style-name="P13"/>
      <text:p text:style-name="P18">1) TODO: tűzfal beállítása</text:p>
      <text:p text:style-name="P13"/>
      <text:p text:style-name="P13"><text:span text:style-name="T5">2</text:span>) Hozzuk létre az agnos felhasználót, telepítsük a docker futtatásához szükséges programokat, és adjunk futtatási jogot az agnos felhasználónak:</text:p>
      <text:p text:style-name="P2"><text:span text:style-name="T6">$ </text:span>sudo adduser agnos</text:p>
      <text:p text:style-name="P2"><text:span text:style-name="T6">$ </text:span>sudo apt install docker.io docker-compose-v2</text:p>
      <text:p text:style-name="P2"><text:span text:style-name="T6">$ </text:span>sudo usermod -a -G docker agnos</text:p>
      <text:p text:style-name="P2"><text:span text:style-name="T6">$ </text:span>sudo su agnos</text:p>
      <text:p text:style-name="P13">teszteléshez:</text:p>
      <text:list text:style-name="List_20_4">
        <text:list-header>
          <text:p text:style-name="Figyu"><text:span text:style-name="T8">$ </text:span><text:span text:style-name="T7">docker run hello-world</text:span></text:p>
        </text:list-header>
      </text:list>
      <text:p text:style-name="P13"/>
      <text:p text:style-name="P13"><text:span text:style-name="T5">3</text:span>) Hozzuk létre a szükséges könyvtárakat (az agnos felhasználó jogosultságával):</text:p>
      <text:list text:continue-numbering="true" text:style-name="List_20_4">
        <text:list-header>
          <text:p text:style-name="P3"><text:span text:style-name="T6">$ </text:span>mkdir Agnos</text:p>
          <text:p text:style-name="P3"><text:span text:style-name="T6">$ </text:span>cd Agnos</text:p>
          <text:p text:style-name="P3"><text:span text:style-name="T6">$ </text:span>mkdir Data</text:p>
          <text:p text:style-name="P3"><text:span text:style-name="T6">$ </text:span>mkdir Data/Cubes</text:p>
          <text:p text:style-name="P3"><text:span text:style-name="T6">$ </text:span>mkdir Data/Keycloak</text:p>
          <text:p text:style-name="P3"><text:span text:style-name="T6">$ </text:span>mkdir ../log</text:p>
        </text:list-header>
      </text:list>
      <text:p text:style-name="P13"/>
      <text:p text:style-name="P13"><text:span text:style-name="T5">4</text:span>) Klónozzuk az Agnos telepítéséhez szükséges github repót:</text:p>
      <text:list text:continue-numbering="true" text:style-name="List_20_4">
        <text:list-header>
          <text:p text:style-name="Figyu"><text:span text:style-name="T8">$ </text:span><text:span text:style-name="T7">git clone </text:span><text:a xlink:type="simple" xlink:href="https://github.com/ruzsaz/AgnosRunner.git" text:style-name="Internet_20_link" text:visited-style-name="Visited_20_Internet_20_Link"><text:span text:style-name="T7">https://github.com/ruzsaz/AgnosRunner.git</text:span></text:a></text:p>
        </text:list-header>
      </text:list>
      <text:p text:style-name="P13"/>
      <text:p text:style-name="P20"><text:span text:style-name="T5">5</text:span><text:span text:style-name="T2">) A környezet beállítását az </text:span><text:span text:style-name="T7">~/Agnos/AgnosRunner/environment.txt</text:span><text:span text:style-name="T2"> fájlban definiált környezeti változók megfelelő szerkesztésével végezzük. A beállítandó változók, és példaként egy lehetséges értékük:</text:span></text:p>
      <text:list text:continue-numbering="true" text:style-name="List_20_4">
        <text:list-header>
          <text:p text:style-name="P3">CUBES_DIR=/home/agnos/Agnos/Data/Cubes</text:p>
          <text:p text:style-name="P3">REPORTS_DIR=/home/agnos/Agnos/Data/Cubes</text:p>
          <text:p text:style-name="P3">KEYCLOAK_DATABASE_DIR=/home/agnos/Agnos/Data/Keycloak/</text:p>
          <text:p text:style-name="P3">KEYCLOAK_PUBLIC_IP=https://emk.semmelweis.hu/a_keycloak</text:p>
          <text:p text:style-name="P3">KEYCLOAK_ADMIN_PASSWORD=admin666</text:p>
          <text:p text:style-name="P3">KEYCLOAK_PROXY_MODE=edge</text:p>
          <text:p text:style-name="P3">REPORTSERVER_PUBLIC_IP=https://emk.semmelweis.hu/a_report</text:p>
          <text:p text:style-name="P3">AGNOS_PUBLIC_IP=https://emk.semmelweis.hu/agnos</text:p>
          <text:p text:style-name="P3">REPORTMANAGER_PUBLIC_IP=https://emk.semmelweis.hu/AgnosReportManager</text:p>
          <text:p text:style-name="P3">REPORTMANAGER_INSIDE_IP=http://10.98.200.95:9092/AgnosReportManager</text:p>
        </text:list-header>
      </text:list>
      <text:p text:style-name="P13">(A<text:span text:style-name="T6">z utolsó 4 érték</text:span> beállítását a hálózati környezet beállítása alapján végezzük.)</text:p>
      <text:p text:style-name="P13"/>
      <text:p text:style-name="P21"><text:span text:style-name="T5">6</text:span><text:span text:style-name="T2">) </text:span><text:span text:style-name="T3">A naplózás beállítását a </text:span><text:span text:style-name="T7">~/Agnos/AgnosRunner/Logging/environment.txt</text:span><text:span text:style-name="T3"> </text:span><text:span text:style-name="T2">fájlban definiált környezeti változók megfelelő szerkesztésével végezzük. A beállítandó változók, és példaként egy lehetséges értékük:</text:span></text:p>
      <text:list text:continue-numbering="true" text:style-name="List_20_4">
        <text:list-header>
          <text:p text:style-name="P3">LOG_FILES_DIRECTORY=/home/agnos/log</text:p>
        </text:list-header>
      </text:list>
      <text:p text:style-name="P14"/>
      <text:p text:style-name="P21"><text:soft-page-break/><text:span text:style-name="T5">7</text:span><text:span text:style-name="T3">) Másoljuk a megjelenítendő adatkockákat és reportokat a </text:span><text:span text:style-name="T7">~/Agnos/Data/Cubes</text:span><text:span text:style-name="T3"> mappába. (Ha a telepítéskor még nem áll rendelkezésre ilyen, akkor az adatkockák elkészülte után kell a másolást elvégezni.)</text:span></text:p>
      <text:p text:style-name="P15"/>
      <text:p text:style-name="P16"><text:span text:style-name="T5">8</text:span>) Indítsuk el a szervereket futtató, illetve a naplózást végző docker-konténereket:</text:p>
      <text:list xml:id="list3624044726515" text:continue-numbering="true" text:style-name="List_20_4">
        <text:list-header>
          <text:p text:style-name="P3"><text:span text:style-name="T6">$ </text:span>~/Agnos/AgnosRunner/start.sh</text:p>
          <text:p text:style-name="P3"><text:span text:style-name="T6">$ </text:span>~/Agnos/AgnosRunner/Logging/start.sh</text:p>
        </text:list-header>
      </text:list>
      <text:p text:style-name="P5"/>
      <text:h text:style-name="Heading_20_1" text:outline-level="1">Adatkockák készítése</text:h>
      <text:p text:style-name="P16">TODO</text:p>
      <text:p text:style-name="P5"/>
      <text:h text:style-name="Heading_20_1" text:outline-level="1">Felhasználók kezelése, jogosultságkezelés</text:h>
      <text:p text:style-name="P23"><text:span text:style-name="T4">A felhasználók és jogosultságok kezelése a nyílt forráskódú Keycloak rendszer használatával történik. Ez az </text:span><text:span text:style-name="T7">environment.txt</text:span><text:span text:style-name="T4">-ben leírt IP felkeresésével, és az ott megadott keycloak admin felhasználóként való belépéssel lehetséges. (A példában </text:span><text:a xlink:type="simple" xlink:href="https://emk.semmelweis.hu/a_keycloak/auth" text:style-name="Internet_20_link" text:visited-style-name="Visited_20_Internet_20_Link"><text:span text:style-name="T7">https://emk.semmelweis.hu/a_keycloak/auth</text:span></text:a><text:span text:style-name="T2">, </text:span><text:span text:style-name="T4">illetve a felhaszná</text:span><text:span text:style-name="T5">l</text:span><text:span text:style-name="T4">ónév </text:span><text:span text:style-name="T7">admin</text:span><text:span text:style-name="T4">, a jelszó </text:span><text:span text:style-name="T7">admin666</text:span><text:span text:style-name="T2">.</text:span><text:span text:style-name="T4">)</text:span></text:p>
      <text:p text:style-name="P16"/>
      <text:p text:style-name="P22"><text:span text:style-name="T4">A felületen belépve az </text:span><text:span text:style-name="T7">AgnosRealm</text:span><text:span text:style-name="T4">-hoz adott felhasználók (user) és szerepek (role) létrehozásával, illetve a felhasználók szerepekhez rendelésével tudjuk beállítani az egyes felhasználók jogosultságait az alábbiak szerint:</text:span></text:p>
      <text:list text:style-name="L6">
        <text:list-item>
          <text:p text:style-name="P17">Minden jelentés egyetlen, a jelentés létrehozásakor beállításra kerülő role-al fog rendelkezni. Az ezen role-al bíró felhasználók tudják majd a jelentést elérni.</text:p>
        </text:list-item>
        <text:list-item>
          <text:p text:style-name="P24"><text:span text:style-name="T4">Jelentést létrehozni, illetve a log-fájlokat megtekinteni a speciális </text:span><text:span text:style-name="T7">agnosAdmin</text:span><text:span text:style-name="T4"> role-aé rendelkező felhasználók tudnak.</text:span></text:p>
        </text:list-item>
        <text:list-item>
          <text:p text:style-name="P25"><text:span text:style-name="T5">Ha létrehozásra kerül a speciális </text:span><text:span text:style-name="T7">public</text:span><text:span text:style-name="T5"> role, akkor a </text:span><text:span text:style-name="T7">public</text:span><text:span text:style-name="T5"> role-al létrehozott jelentések authentikáció nélkül is elérhetőek lesznek.</text:span></text:p>
        </text:list-item>
      </text:list>
      <text:p text:style-name="P16"><text:tab/></text:p>
      <text:h text:style-name="Heading_20_1" text:outline-level="1">Jelentések készítése</text:h>
      <text:p text:style-name="P22"><text:span text:style-name="T4">Jelentést készíteni az </text:span><text:span text:style-name="T7">agnosAdmin</text:span><text:span text:style-name="T4"> role-al rendelkező felhasználók tudnak az </text:span><text:span text:style-name="T7">environment.txt</text:span><text:span text:style-name="T4">-ben beállított IP böngészőben történő felkeresésével. (A példában </text:span><text:a xlink:type="simple" xlink:href="https://emk.semmelweis.hu/AgnosReportManager" text:style-name="Internet_20_link" text:visited-style-name="Visited_20_Internet_20_Link"><text:span text:style-name="T7">https://emk.semmelweis.hu/AgnosReportManager</text:span></text:a><text:span text:style-name="T2">.</text:span><text:span text:style-name="T4">) A jelentés elkészítését, illetve elérhetővé tételét a böngészőben megjelenő űrlap kitöltésével kell végezni. Ezután a jelentés azonnal elérhetővé válik </text:span><text:span text:style-name="T5">az űrlapban beállított role-al rendelkező felhasználók számára</text:span><text:span text:style-name="T4">.</text:span></text:p>
      <text:p text:style-name="P5"/>
      <text:h text:style-name="Heading_20_1" text:outline-level="1">Jelentések <text:span text:style-name="T5">böngészése, </text:span>beágyazása</text:h>
      <text:p text:style-name="P23"><text:span text:style-name="T5">Jelentéseket böngészni az </text:span><text:span text:style-name="T7">environment.txt</text:span><text:span text:style-name="T5">-ben beállított IP böngészőben való felkeresésével lehetséges. (A példában </text:span><text:a xlink:type="simple" xlink:href="https://emk.semmelweis.hu/agnos" text:style-name="Internet_20_link" text:visited-style-name="Visited_20_Internet_20_Link"><text:span text:style-name="T7">https://emk.semmelweis.hu/agnos</text:span></text:a><text:span text:style-name="T2">.</text:span><text:span text:style-name="T5">)</text:span></text:p>
      <text:p text:style-name="P18"/>
      <text:p text:style-name="P18">Ha az Agnos beágyazott módjának használatával az épp képernyőn lévő jelentést szeretnénk beágyazni, akkor a böngésző javascript konzolján írjuk be a</text:p>
      <text:list text:continue-list="list3624044726515" text:style-name="List_20_4">
        <text:list-header>
          <text:p text:style-name="Figyu"><text:span text:style-name="T7">&gt; global.getEmbeddedUrl();</text:span></text:p>
        </text:list-header>
      </text:list>
      <text:p text:style-name="P19">parancsot. A megjelenő URL egy külső <text:span text:style-name="T9">html </text:span>oldalba beágyazható, például így:</text:p>
      <text:list text:continue-numbering="true" text:style-name="List_20_4">
        <text:list-header>
          <text:p text:style-name="P1"><text:soft-page-break/>&lt;div style="display: flex; justify-content: center"&gt; </text:p>
          <text:p text:style-name="P1"><text:s text:c="4"/>&lt;object type="text/html"</text:p>
          <text:list>
            <text:list-item>
              <text:list>
                <text:list-item>
                  <text:list>
                    <text:list-header>
                      <text:p text:style-name="P1"><text:s text:c="12"/>data="https://emk.semmelweis.hu/agnos/?q=N4Ig…..."</text:p>
                    </text:list-header>
                  </text:list>
                </text:list-item>
              </text:list>
            </text:list-item>
          </text:list>
          <text:p text:style-name="P1"><text:s text:c="12"/>width="1600px"</text:p>
          <text:p text:style-name="P1"><text:s text:c="12"/>height="380px"</text:p>
          <text:p text:style-name="P1"><text:s text:c="12"/>style="border:0px ridge blue"&gt;</text:p>
          <text:p text:style-name="P1"><text:s text:c="4"/>&lt;/object&gt;</text:p>
          <text:p text:style-name="P1">&lt;/div&gt;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yu" style:family="paragraph" style:parent-style-name="Standard" style:default-outline-level="" style:list-style-name="List_20_4" style:master-page-name="">
      <loext:graphic-properties draw:fill="solid" draw:fill-color="#dddddd"/>
      <style:paragraph-properties fo:margin-left="0.4in" fo:margin-right="0in" fo:margin-top="0.1083in" fo:margin-bottom="0.1083in" style:contextual-spacing="true" fo:line-height="100%" fo:text-align="justify" style:justify-single-word="false" fo:text-indent="0in" style:auto-text-indent="false" style:page-number="auto" fo:background-color="#dddddd" fo:padding="0.0598in" fo:border="0.06pt solid #000000" style:shadow="none">
        <style:tab-stops/>
      </style:paragraph-properties>
      <style:map style:condition="table-header()" style:apply-style-name="Addresse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29:03.267027266</meta:creation-date>
    <dc:date>2024-08-21T19:07:05.464858989</dc:date>
    <meta:editing-duration>PT9M16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82" meta:word-count="793" meta:character-count="6851" meta:non-whitespace-character-count="6128"/>
  </office:meta>
</office:document-meta>
</file>